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7cm" svg:y="7.67cm" presentation:class="title" presentation:user-transformed="true">
          <draw:text-box>
            <text:p>JAVA 8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skaitlis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9T14:45:26.522896791</meta:creation-date>
    <meta:generator>LibreOffice/5.0.0.5$Linux_X86_64 LibreOffice_project/00m0$Build-5</meta:generator>
    <dc:date>2015-08-13T22:51:16.172579873</dc:date>
    <meta:editing-duration>PT6H7M48S</meta:editing-duration>
    <meta:editing-cycles>63</meta:editing-cycles>
    <dc:creator>Valdis Vītoliņš</dc:creator>
    <meta:document-statistic meta:object-count="24"/>
  </office:meta>
</office:document-meta>
</file>